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900000096D59A4C9E.png"/>
  <manifest:file-entry manifest:media-type="image/png" manifest:full-path="Pictures/1000000000000279000000A732214747.png"/>
  <manifest:file-entry manifest:media-type="image/png" manifest:full-path="Pictures/100000000000008500000096BE833E4C.png"/>
  <manifest:file-entry manifest:media-type="image/png" manifest:full-path="Pictures/100000000000027900000096A7C946D6.png"/>
  <manifest:file-entry manifest:media-type="image/png" manifest:full-path="Pictures/1000000000000279000000966451A9E9.png"/>
  <manifest:file-entry manifest:media-type="image/png" manifest:full-path="Pictures/10000000000001B1000000852A8BA1E4.png"/>
  <manifest:file-entry manifest:media-type="image/png" manifest:full-path="Pictures/100002010000008500000096BF8159E6.png"/>
  <manifest:file-entry manifest:media-type="image/png" manifest:full-path="Pictures/10000000000003A500000096272216E7.png"/>
  <manifest:file-entry manifest:media-type="image/png" manifest:full-path="Pictures/10000000000003A50000009675CDF3A9.png"/>
  <manifest:file-entry manifest:media-type="image/png" manifest:full-path="Pictures/10000000000000E900000096320A0D3A.png"/>
  <manifest:file-entry manifest:media-type="image/png" manifest:full-path="Pictures/1000000000000215000000A74B0B3E3A.png"/>
  <manifest:file-entry manifest:media-type="image/png" manifest:full-path="Pictures/100002010000008500000096104421F0.png"/>
  <manifest:file-entry manifest:media-type="image/png" manifest:full-path="Pictures/1000000000000279000000A71D8D64DA.png"/>
  <manifest:file-entry manifest:media-type="image/png" manifest:full-path="Pictures/100000000000014D00000096F08C49C5.png"/>
  <manifest:file-entry manifest:media-type="image/png" manifest:full-path="Pictures/100000000000014D00000096769E5770.png"/>
  <manifest:file-entry manifest:media-type="image/png" manifest:full-path="Pictures/1000000000000215000000A7CDAEAD95.png"/>
  <manifest:file-entry manifest:media-type="image/png" manifest:full-path="Pictures/10000000000000E90000008585BC7172.png"/>
  <manifest:file-entry manifest:media-type="image/png" manifest:full-path="Pictures/10000000000002DD000000B7B734A1C4.png"/>
  <manifest:file-entry manifest:media-type="image/png" manifest:full-path="Pictures/10000000000000200000002000309F1C.png"/>
  <manifest:file-entry manifest:media-type="image/png" manifest:full-path="Pictures/10000000000000E900000085B5C1E0AD.png"/>
  <manifest:file-entry manifest:media-type="image/png" manifest:full-path="Pictures/10000000000000850000009639F83906.png"/>
  <manifest:file-entry manifest:media-type="image/png" manifest:full-path="Pictures/100000000000052500000096D36871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OOoLatexArgs="14§display§\mbox{\tt 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14§display§\mbox{\tt 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14§display§\mbox{\tt 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start="Small_20_Arrow" draw:marker-start-width="0.051cm" draw:marker-end="Small_20_Arrow" draw:marker-end-width="0.051cm" draw:textarea-horizontal-align="center" draw:textarea-vertical-align="middle"/>
    </style:style>
    <style:style style:name="gr8" style:family="graphic" style:parent-style-name="standard">
      <style:graphic-properties OOoLatexArgs="14§display§\mbox{\tt DX(I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OOoLatexArgs="14§display§\mbox{\tt H,RHO,YY,MDO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4§display§\mbox{\tt X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14§display§\mbox{\tt X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14§display§\mbox{\tt DXN(I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14§display§\mbox{\tt DYN(J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14§display§\mbox{\tt DY(J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14§display§\mbox{ghost cell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14§display§\mbox{\tt IMA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OOoLatexArgs="14§display§\mbox{\tt IMAX+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OOoLatexArgs="14§display§\mbox{\tt IMAX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OOoLatexArgs="14§display§\mbox{\tt U,FUX,FS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OOoLatexArgs="14§display§\mbox{\tt V,FUY,FS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14§display§\mbox{\tt T1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OOoLatexArgs="14§display§\mbox{\tt T1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line draw:style-name="gr1" draw:text-style-name="P1" draw:layer="layout" svg:x1="8.065cm" svg:y1="5.191cm" svg:x2="8.811cm" svg:y2="5.48cm">
          <text:p/>
        </draw:line>
        <draw:g>
          <draw:g>
            <draw:rect draw:style-name="gr2" draw:text-style-name="P1" draw:layer="layout" svg:width="10.159cm" svg:height="10.159cm" svg:x="2.54cm" svg:y="2.541cm">
              <text:p/>
            </draw:rect>
            <draw:line draw:style-name="gr2" draw:text-style-name="P1" draw:layer="layout" svg:x1="2.54cm" svg:y1="7.62cm" svg:x2="4.233cm" svg:y2="7.62cm">
              <text:p/>
            </draw:line>
            <draw:rect draw:style-name="gr3" draw:text-style-name="P1" draw:layer="layout" svg:width="6.772cm" svg:height="6.774cm" svg:x="4.234cm" svg:y="4.234cm">
              <text:p/>
            </draw:rect>
            <draw:line draw:style-name="gr2" draw:text-style-name="P1" draw:layer="layout" svg:x1="2.54cm" svg:y1="11.854cm" svg:x2="12.699cm" svg:y2="11.854cm">
              <text:p/>
            </draw:line>
            <draw:line draw:style-name="gr2" draw:text-style-name="P1" draw:layer="layout" svg:x1="2.54cm" svg:y1="11.006cm" svg:x2="4.233cm" svg:y2="11.006cm">
              <text:p/>
            </draw:line>
            <draw:line draw:style-name="gr2" draw:text-style-name="P1" draw:layer="layout" svg:x1="2.54cm" svg:y1="10.161cm" svg:x2="4.233cm" svg:y2="10.161cm">
              <text:p/>
            </draw:line>
            <draw:line draw:style-name="gr2" draw:text-style-name="P1" draw:layer="layout" svg:x1="2.54cm" svg:y1="9.314cm" svg:x2="4.233cm" svg:y2="9.314cm">
              <text:p/>
            </draw:line>
            <draw:line draw:style-name="gr2" draw:text-style-name="P1" draw:layer="layout" svg:x1="2.54cm" svg:y1="8.467cm" svg:x2="4.233cm" svg:y2="8.467cm">
              <text:p/>
            </draw:line>
            <draw:line draw:style-name="gr2" draw:text-style-name="P1" draw:layer="layout" svg:x1="2.54cm" svg:y1="6.775cm" svg:x2="4.233cm" svg:y2="6.775cm">
              <text:p/>
            </draw:line>
            <draw:line draw:style-name="gr2" draw:text-style-name="P1" draw:layer="layout" svg:x1="2.54cm" svg:y1="5.928cm" svg:x2="4.233cm" svg:y2="5.928cm">
              <text:p/>
            </draw:line>
            <draw:line draw:style-name="gr2" draw:text-style-name="P1" draw:layer="layout" svg:x1="2.54cm" svg:y1="5.081cm" svg:x2="4.233cm" svg:y2="5.081cm">
              <text:p/>
            </draw:line>
            <draw:line draw:style-name="gr2" draw:text-style-name="P1" draw:layer="layout" svg:x1="2.54cm" svg:y1="4.234cm" svg:x2="4.233cm" svg:y2="4.234cm">
              <text:p/>
            </draw:line>
            <draw:line draw:style-name="gr2" draw:text-style-name="P1" draw:layer="layout" svg:x1="2.54cm" svg:y1="3.388cm" svg:x2="12.699cm" svg:y2="3.388cm">
              <text:p/>
            </draw:line>
            <draw:line draw:style-name="gr2" draw:text-style-name="P1" draw:layer="layout" svg:x1="11.005cm" svg:y1="4.234cm" svg:x2="12.698cm" svg:y2="4.234cm">
              <text:p/>
            </draw:line>
            <draw:line draw:style-name="gr2" draw:text-style-name="P1" draw:layer="layout" svg:x1="11.005cm" svg:y1="5.081cm" svg:x2="12.698cm" svg:y2="5.081cm">
              <text:p/>
            </draw:line>
            <draw:line draw:style-name="gr2" draw:text-style-name="P1" draw:layer="layout" svg:x1="11.005cm" svg:y1="5.928cm" svg:x2="12.698cm" svg:y2="5.928cm">
              <text:p/>
            </draw:line>
            <draw:line draw:style-name="gr2" draw:text-style-name="P1" draw:layer="layout" svg:x1="11.005cm" svg:y1="6.775cm" svg:x2="12.698cm" svg:y2="6.775cm">
              <text:p/>
            </draw:line>
            <draw:line draw:style-name="gr2" draw:text-style-name="P1" draw:layer="layout" svg:x1="11.005cm" svg:y1="7.62cm" svg:x2="12.698cm" svg:y2="7.62cm">
              <text:p/>
            </draw:line>
            <draw:line draw:style-name="gr2" draw:text-style-name="P1" draw:layer="layout" svg:x1="11.005cm" svg:y1="8.467cm" svg:x2="12.698cm" svg:y2="8.467cm">
              <text:p/>
            </draw:line>
            <draw:line draw:style-name="gr2" draw:text-style-name="P1" draw:layer="layout" svg:x1="11.005cm" svg:y1="9.314cm" svg:x2="12.698cm" svg:y2="9.314cm">
              <text:p/>
            </draw:line>
            <draw:line draw:style-name="gr2" draw:text-style-name="P1" draw:layer="layout" svg:x1="11.005cm" svg:y1="10.161cm" svg:x2="12.698cm" svg:y2="10.161cm">
              <text:p/>
            </draw:line>
            <draw:line draw:style-name="gr2" draw:text-style-name="P1" draw:layer="layout" svg:x1="11.005cm" svg:y1="11.006cm" svg:x2="12.698cm" svg:y2="11.006cm">
              <text:p/>
            </draw:line>
            <draw:line draw:style-name="gr2" draw:text-style-name="P1" draw:layer="layout" svg:x1="3.387cm" svg:y1="2.541cm" svg:x2="3.387cm" svg:y2="12.7cm">
              <text:p/>
            </draw:line>
            <draw:line draw:style-name="gr2" draw:text-style-name="P1" draw:layer="layout" svg:x1="4.233cm" svg:y1="11.006cm" svg:x2="4.233cm" svg:y2="12.699cm">
              <text:p/>
            </draw:line>
            <draw:line draw:style-name="gr2" draw:text-style-name="P1" draw:layer="layout" svg:x1="11.853cm" svg:y1="2.541cm" svg:x2="11.853cm" svg:y2="12.7cm">
              <text:p/>
            </draw:line>
            <draw:line draw:style-name="gr2" draw:text-style-name="P1" draw:layer="layout" svg:x1="5.08cm" svg:y1="11.006cm" svg:x2="5.08cm" svg:y2="12.699cm">
              <text:p/>
            </draw:line>
            <draw:line draw:style-name="gr2" draw:text-style-name="P1" draw:layer="layout" svg:x1="5.927cm" svg:y1="11.006cm" svg:x2="5.927cm" svg:y2="12.699cm">
              <text:p/>
            </draw:line>
            <draw:line draw:style-name="gr2" draw:text-style-name="P1" draw:layer="layout" svg:x1="6.774cm" svg:y1="11.006cm" svg:x2="6.774cm" svg:y2="12.699cm">
              <text:p/>
            </draw:line>
            <draw:line draw:style-name="gr2" draw:text-style-name="P1" draw:layer="layout" svg:x1="7.619cm" svg:y1="11.006cm" svg:x2="7.619cm" svg:y2="12.699cm">
              <text:p/>
            </draw:line>
            <draw:line draw:style-name="gr2" draw:text-style-name="P1" draw:layer="layout" svg:x1="8.466cm" svg:y1="11.006cm" svg:x2="8.466cm" svg:y2="12.699cm">
              <text:p/>
            </draw:line>
            <draw:line draw:style-name="gr2" draw:text-style-name="P1" draw:layer="layout" svg:x1="9.313cm" svg:y1="11.006cm" svg:x2="9.313cm" svg:y2="12.699cm">
              <text:p/>
            </draw:line>
            <draw:line draw:style-name="gr2" draw:text-style-name="P1" draw:layer="layout" svg:x1="10.16cm" svg:y1="11.006cm" svg:x2="10.16cm" svg:y2="12.699cm">
              <text:p/>
            </draw:line>
            <draw:line draw:style-name="gr2" draw:text-style-name="P1" draw:layer="layout" svg:x1="11.005cm" svg:y1="11.006cm" svg:x2="11.005cm" svg:y2="12.699cm">
              <text:p/>
            </draw:line>
            <draw:line draw:style-name="gr2" draw:text-style-name="P1" draw:layer="layout" svg:x1="4.233cm" svg:y1="2.541cm" svg:x2="4.233cm" svg:y2="4.234cm">
              <text:p/>
            </draw:line>
            <draw:line draw:style-name="gr2" draw:text-style-name="P1" draw:layer="layout" svg:x1="5.08cm" svg:y1="2.541cm" svg:x2="5.08cm" svg:y2="4.234cm">
              <text:p/>
            </draw:line>
            <draw:line draw:style-name="gr2" draw:text-style-name="P1" draw:layer="layout" svg:x1="5.927cm" svg:y1="2.541cm" svg:x2="5.927cm" svg:y2="4.234cm">
              <text:p/>
            </draw:line>
            <draw:line draw:style-name="gr2" draw:text-style-name="P1" draw:layer="layout" svg:x1="6.774cm" svg:y1="2.541cm" svg:x2="6.774cm" svg:y2="4.234cm">
              <text:p/>
            </draw:line>
            <draw:line draw:style-name="gr2" draw:text-style-name="P1" draw:layer="layout" svg:x1="7.619cm" svg:y1="2.541cm" svg:x2="7.619cm" svg:y2="4.234cm">
              <text:p/>
            </draw:line>
            <draw:line draw:style-name="gr2" draw:text-style-name="P1" draw:layer="layout" svg:x1="8.466cm" svg:y1="2.541cm" svg:x2="8.466cm" svg:y2="4.234cm">
              <text:p/>
            </draw:line>
            <draw:line draw:style-name="gr2" draw:text-style-name="P1" draw:layer="layout" svg:x1="9.313cm" svg:y1="2.541cm" svg:x2="9.313cm" svg:y2="4.234cm">
              <text:p/>
            </draw:line>
            <draw:line draw:style-name="gr2" draw:text-style-name="P1" draw:layer="layout" svg:x1="10.16cm" svg:y1="2.541cm" svg:x2="10.16cm" svg:y2="4.234cm">
              <text:p/>
            </draw:line>
            <draw:line draw:style-name="gr2" draw:text-style-name="P1" draw:layer="layout" svg:x1="11.005cm" svg:y1="2.541cm" svg:x2="11.005cm" svg:y2="4.234cm">
              <text:p/>
            </draw:line>
            <draw:line draw:style-name="gr1" draw:text-style-name="P1" draw:layer="layout" svg:x1="4.233cm" svg:y1="10.161cm" svg:x2="11.006cm" svg:y2="10.161cm">
              <text:p/>
            </draw:line>
            <draw:line draw:style-name="gr1" draw:text-style-name="P1" draw:layer="layout" svg:x1="4.233cm" svg:y1="9.314cm" svg:x2="11.006cm" svg:y2="9.314cm">
              <text:p/>
            </draw:line>
            <draw:line draw:style-name="gr1" draw:text-style-name="P1" draw:layer="layout" svg:x1="4.233cm" svg:y1="8.467cm" svg:x2="11.006cm" svg:y2="8.467cm">
              <text:p/>
            </draw:line>
            <draw:line draw:style-name="gr1" draw:text-style-name="P1" draw:layer="layout" svg:x1="4.233cm" svg:y1="7.62cm" svg:x2="11.006cm" svg:y2="7.62cm">
              <text:p/>
            </draw:line>
            <draw:line draw:style-name="gr1" draw:text-style-name="P1" draw:layer="layout" svg:x1="4.233cm" svg:y1="6.775cm" svg:x2="11.006cm" svg:y2="6.775cm">
              <text:p/>
            </draw:line>
            <draw:line draw:style-name="gr1" draw:text-style-name="P1" draw:layer="layout" svg:x1="4.233cm" svg:y1="5.928cm" svg:x2="11.006cm" svg:y2="5.928cm">
              <text:p/>
            </draw:line>
            <draw:line draw:style-name="gr1" draw:text-style-name="P1" draw:layer="layout" svg:x1="4.233cm" svg:y1="5.081cm" svg:x2="11.006cm" svg:y2="5.081cm">
              <text:p/>
            </draw:line>
            <draw:line draw:style-name="gr1" draw:text-style-name="P1" draw:layer="layout" svg:x1="5.08cm" svg:y1="4.234cm" svg:x2="5.08cm" svg:y2="11.007cm">
              <text:p/>
            </draw:line>
            <draw:line draw:style-name="gr1" draw:text-style-name="P1" draw:layer="layout" svg:x1="5.927cm" svg:y1="4.234cm" svg:x2="5.927cm" svg:y2="11.007cm">
              <text:p/>
            </draw:line>
            <draw:line draw:style-name="gr1" draw:text-style-name="P1" draw:layer="layout" svg:x1="6.774cm" svg:y1="4.234cm" svg:x2="6.774cm" svg:y2="11.007cm">
              <text:p/>
            </draw:line>
            <draw:line draw:style-name="gr1" draw:text-style-name="P1" draw:layer="layout" svg:x1="7.619cm" svg:y1="4.234cm" svg:x2="7.619cm" svg:y2="11.007cm">
              <text:p/>
            </draw:line>
            <draw:line draw:style-name="gr1" draw:text-style-name="P1" draw:layer="layout" svg:x1="8.466cm" svg:y1="4.234cm" svg:x2="8.466cm" svg:y2="11.007cm">
              <text:p/>
            </draw:line>
            <draw:line draw:style-name="gr1" draw:text-style-name="P1" draw:layer="layout" svg:x1="9.313cm" svg:y1="4.234cm" svg:x2="9.313cm" svg:y2="11.007cm">
              <text:p/>
            </draw:line>
            <draw:line draw:style-name="gr1" draw:text-style-name="P1" draw:layer="layout" svg:x1="10.16cm" svg:y1="4.234cm" svg:x2="10.16cm" svg:y2="11.007cm">
              <text:p/>
            </draw:line>
          </draw:g>
        </draw:g>
        <draw:frame draw:style-name="gr4" draw:text-style-name="P1" draw:layer="layout" svg:width="0.689cm" svg:height="0.442cm" svg:x="2.617cm" svg:y="10.374cm">
          <draw:image xlink:href="Pictures/10000201000000E900000096D59A4C9E.png" xlink:type="simple" xlink:show="embed" xlink:actuate="onLoad">
            <text:p/>
          </draw:image>
        </draw:frame>
        <draw:frame draw:style-name="gr5" draw:text-style-name="P1" draw:layer="layout" svg:width="0.392cm" svg:height="0.442cm" svg:x="3.647cm" svg:y="10.374cm">
          <draw:image xlink:href="Pictures/100002010000008500000096104421F0.png" xlink:type="simple" xlink:show="embed" xlink:actuate="onLoad">
            <text:p/>
          </draw:image>
        </draw:frame>
        <draw:frame draw:style-name="gr6" draw:text-style-name="P1" draw:layer="layout" svg:width="0.392cm" svg:height="0.442cm" svg:x="4.521cm" svg:y="10.374cm">
          <draw:image xlink:href="Pictures/100002010000008500000096BF8159E6.png" xlink:type="simple" xlink:show="embed" xlink:actuate="onLoad">
            <text:p/>
          </draw:image>
        </draw:frame>
        <draw:line draw:style-name="gr7" draw:text-style-name="P1" draw:layer="layout" svg:x1="6.773cm" svg:y1="10.601cm" svg:x2="7.622cm" svg:y2="10.601cm">
          <text:p/>
        </draw:line>
        <draw:frame draw:style-name="gr8" draw:text-style-name="P1" draw:layer="layout" svg:width="1.578cm" svg:height="0.493cm" svg:x="6.442cm" svg:y="10.785cm">
          <draw:image xlink:href="Pictures/1000000000000215000000A7CDAEAD95.png" xlink:type="simple" xlink:show="embed" xlink:actuate="onLoad">
            <text:p/>
          </draw:image>
        </draw:frame>
        <draw:circle draw:style-name="gr9" draw:text-style-name="P1" draw:layer="layout" svg:width="0.079cm" svg:height="0.079cm" svg:x="7.174cm" svg:y="9.679cm">
          <text:p/>
        </draw:circle>
        <draw:line draw:style-name="gr7" draw:text-style-name="P1" draw:layer="layout" svg:x1="7.215cm" svg:y1="9.721cm" svg:x2="8.045cm" svg:y2="9.721cm">
          <text:p/>
        </draw:line>
        <draw:circle draw:style-name="gr9" draw:text-style-name="P1" draw:layer="layout" svg:width="0.079cm" svg:height="0.079cm" svg:x="8.017cm" svg:y="9.681cm">
          <text:p/>
        </draw:circle>
        <draw:circle draw:style-name="gr9" draw:text-style-name="P1" draw:layer="layout" svg:width="0.079cm" svg:height="0.079cm" svg:x="8.86cm" svg:y="8.001cm">
          <text:p/>
        </draw:circle>
        <draw:line draw:style-name="gr10" draw:text-style-name="P1" draw:layer="layout" svg:x1="8.896cm" svg:y1="7.818cm" svg:x2="8.895cm" svg:y2="7.331cm">
          <text:p/>
        </draw:line>
        <draw:line draw:style-name="gr10" draw:text-style-name="P1" draw:layer="layout" svg:x1="9.145cm" svg:y1="8.05cm" svg:x2="9.595cm" svg:y2="8.05cm">
          <text:p/>
        </draw:line>
        <draw:frame draw:style-name="gr11" draw:text-style-name="P1" draw:layer="layout" svg:width="3.9cm" svg:height="0.442cm" svg:x="4.752cm" svg:y="7.836cm">
          <draw:image xlink:href="Pictures/100000000000052500000096D3687176.png" xlink:type="simple" xlink:show="embed" xlink:actuate="onLoad">
            <text:p/>
          </draw:image>
        </draw:frame>
        <draw:frame draw:style-name="gr12" draw:text-style-name="P1" draw:layer="layout" svg:width="0.689cm" svg:height="0.392cm" svg:x="3.911cm" svg:y="3.643cm">
          <draw:image xlink:href="Pictures/10000000000000E900000085B5C1E0AD.png" xlink:type="simple" xlink:show="embed" xlink:actuate="onLoad">
            <text:p/>
          </draw:image>
        </draw:frame>
        <draw:frame draw:style-name="gr13" draw:text-style-name="P1" draw:layer="layout" svg:width="0.689cm" svg:height="0.392cm" svg:x="10.682cm" svg:y="3.63cm">
          <draw:image xlink:href="Pictures/10000000000000E90000008585BC7172.png" xlink:type="simple" xlink:show="embed" xlink:actuate="onLoad">
            <text:p/>
          </draw:image>
        </draw:frame>
        <draw:line draw:style-name="gr10" draw:text-style-name="P1" draw:layer="layout" svg:x1="3.195cm" svg:y1="9.738cm" svg:x2="3.645cm" svg:y2="9.738cm">
          <text:p/>
        </draw:line>
        <draw:line draw:style-name="gr10" draw:text-style-name="P1" draw:layer="layout" svg:x1="4.033cm" svg:y1="9.738cm" svg:x2="4.483cm" svg:y2="9.738cm">
          <text:p/>
        </draw:line>
        <draw:line draw:style-name="gr10" draw:text-style-name="P1" draw:layer="layout" svg:x1="10.794cm" svg:y1="9.735cm" svg:x2="11.244cm" svg:y2="9.735cm">
          <text:p/>
        </draw:line>
        <draw:line draw:style-name="gr10" draw:text-style-name="P1" draw:layer="layout" svg:x1="11.653cm" svg:y1="9.735cm" svg:x2="12.103cm" svg:y2="9.735cm">
          <text:p/>
        </draw:line>
        <draw:circle draw:style-name="gr9" draw:text-style-name="P1" draw:layer="layout" svg:width="0.079cm" svg:height="0.079cm" svg:x="4.643cm" svg:y="9.693cm">
          <text:p/>
        </draw:circle>
        <draw:circle draw:style-name="gr9" draw:text-style-name="P1" draw:layer="layout" svg:width="0.079cm" svg:height="0.079cm" svg:x="3.798cm" svg:y="9.692cm">
          <text:p/>
        </draw:circle>
        <draw:circle draw:style-name="gr9" draw:text-style-name="P1" draw:layer="layout" svg:width="0.079cm" svg:height="0.079cm" svg:x="2.936cm" svg:y="9.696cm">
          <text:p/>
        </draw:circle>
        <draw:circle draw:style-name="gr9" draw:text-style-name="P1" draw:layer="layout" svg:width="0.079cm" svg:height="0.079cm" svg:x="10.57cm" svg:y="9.693cm">
          <text:p/>
        </draw:circle>
        <draw:circle draw:style-name="gr9" draw:text-style-name="P1" draw:layer="layout" svg:width="0.079cm" svg:height="0.079cm" svg:x="11.42cm" svg:y="9.692cm">
          <text:p/>
        </draw:circle>
        <draw:circle draw:style-name="gr9" draw:text-style-name="P1" draw:layer="layout" svg:width="0.079cm" svg:height="0.079cm" svg:x="12.25cm" svg:y="9.699cm">
          <text:p/>
        </draw:circle>
        <draw:line draw:style-name="gr1" draw:text-style-name="P1" draw:layer="layout" svg:x1="12.281cm" svg:y1="8.945cm" svg:x2="11.883cm" svg:y2="9.659cm">
          <text:p/>
        </draw:line>
        <draw:line draw:style-name="gr1" draw:text-style-name="P1" draw:layer="layout" svg:x1="12.363cm" svg:y1="9.799cm" svg:x2="13.088cm" svg:y2="10.478cm">
          <text:p/>
        </draw:line>
        <draw:line draw:style-name="gr1" draw:text-style-name="P1" draw:layer="layout" svg:x1="10.443cm" svg:y1="10.338cm" svg:x2="10.595cm" svg:y2="9.846cm">
          <text:p/>
        </draw:line>
        <draw:frame draw:style-name="gr4" draw:text-style-name="P1" draw:layer="layout" svg:width="0.689cm" svg:height="0.442cm" svg:x="2.921cm" svg:y="11.212cm">
          <draw:image xlink:href="Pictures/10000000000000E900000096320A0D3A.png" xlink:type="simple" xlink:show="embed" xlink:actuate="onLoad">
            <text:p/>
          </draw:image>
        </draw:frame>
        <draw:frame draw:style-name="gr5" draw:text-style-name="P1" draw:layer="layout" svg:width="0.392cm" svg:height="0.442cm" svg:x="4.065cm" svg:y="11.212cm">
          <draw:image xlink:href="Pictures/100000000000008500000096BE833E4C.png" xlink:type="simple" xlink:show="embed" xlink:actuate="onLoad">
            <text:p/>
          </draw:image>
        </draw:frame>
        <draw:frame draw:style-name="gr6" draw:text-style-name="P1" draw:layer="layout" svg:width="0.392cm" svg:height="0.442cm" svg:x="4.894cm" svg:y="11.212cm">
          <draw:image xlink:href="Pictures/10000000000000850000009639F83906.png" xlink:type="simple" xlink:show="embed" xlink:actuate="onLoad">
            <text:p/>
          </draw:image>
        </draw:frame>
        <draw:line draw:style-name="gr10" draw:text-style-name="P1" draw:layer="layout" svg:x1="4.876cm" svg:y1="9.738cm" svg:x2="5.326cm" svg:y2="9.738cm">
          <text:p/>
        </draw:line>
        <draw:frame draw:style-name="gr14" draw:text-style-name="P1" draw:layer="layout" svg:width="1.873cm" svg:height="0.493cm" svg:x="6.694cm" svg:y="9.083cm">
          <draw:image xlink:href="Pictures/1000000000000279000000A71D8D64DA.png" xlink:type="simple" xlink:show="embed" xlink:actuate="onLoad">
            <text:p/>
          </draw:image>
        </draw:frame>
        <draw:frame draw:style-name="gr15" draw:text-style-name="P1" draw:layer="layout" svg:width="1.873cm" svg:height="0.493cm" svg:x="5.637cm" svg:y="5.686cm">
          <draw:image xlink:href="Pictures/1000000000000279000000A732214747.png" xlink:type="simple" xlink:show="embed" xlink:actuate="onLoad">
            <text:p/>
          </draw:image>
        </draw:frame>
        <draw:frame draw:style-name="gr16" draw:text-style-name="P1" draw:layer="layout" svg:width="1.578cm" svg:height="0.493cm" svg:x="3.06cm" svg:y="6.102cm">
          <draw:image xlink:href="Pictures/1000000000000215000000A74B0B3E3A.png" xlink:type="simple" xlink:show="embed" xlink:actuate="onLoad">
            <text:p/>
          </draw:image>
        </draw:frame>
        <draw:line draw:style-name="gr7" draw:text-style-name="P1" draw:layer="layout" svg:x1="4.672cm" svg:y1="6.779cm" svg:x2="4.673cm" svg:y2="5.927cm">
          <text:p/>
        </draw:line>
        <draw:line draw:style-name="gr7" draw:text-style-name="P1" draw:layer="layout" svg:x1="5.516cm" svg:y1="6.354cm" svg:x2="5.517cm" svg:y2="5.502cm">
          <text:p/>
        </draw:line>
        <draw:circle draw:style-name="gr9" draw:text-style-name="P1" draw:layer="layout" svg:width="0.079cm" svg:height="0.079cm" svg:x="5.479cm" svg:y="6.318cm">
          <text:p/>
        </draw:circle>
        <draw:circle draw:style-name="gr9" draw:text-style-name="P1" draw:layer="layout" svg:width="0.079cm" svg:height="0.079cm" svg:x="5.476cm" svg:y="5.459cm">
          <text:p/>
        </draw:circle>
        <draw:frame draw:style-name="gr17" draw:text-style-name="P1" draw:layer="layout" svg:width="2.17cm" svg:height="0.54cm" svg:x="6.549cm" svg:y="3.156cm">
          <draw:image xlink:href="Pictures/10000000000002DD000000B7B734A1C4.png" xlink:type="simple" xlink:show="embed" xlink:actuate="onLoad">
            <text:p/>
          </draw:image>
        </draw:frame>
        <draw:g>
          <draw:line draw:style-name="gr1" draw:text-style-name="P1" draw:layer="layout" svg:x1="9.237cm" svg:y1="5.005cm" svg:x2="9.391cm" svg:y2="5.159cm">
            <text:p/>
          </draw:line>
          <draw:line draw:style-name="gr1" draw:text-style-name="P1" draw:layer="layout" svg:x1="9.235cm" svg:y1="5.159cm" svg:x2="9.39cm" svg:y2="5.004cm">
            <text:p/>
          </draw:line>
          <draw:circle draw:style-name="gr1" draw:text-style-name="P1" draw:layer="layout" svg:width="0.219cm" svg:height="0.219cm" svg:x="9.204cm" svg:y="4.973cm">
            <text:p/>
          </draw:circle>
        </draw:g>
        <draw:line draw:style-name="gr10" draw:text-style-name="P1" draw:layer="layout" svg:x1="8.897cm" svg:y1="5.307cm" svg:x2="8.896cm" svg:y2="4.82cm">
          <text:p/>
        </draw:line>
        <draw:line draw:style-name="gr10" draw:text-style-name="P1" draw:layer="layout" svg:x1="9.73cm" svg:y1="5.308cm" svg:x2="9.729cm" svg:y2="4.821cm">
          <text:p/>
        </draw:line>
        <draw:line draw:style-name="gr10" draw:text-style-name="P1" draw:layer="layout" svg:x1="9.145cm" svg:y1="4.665cm" svg:x2="9.595cm" svg:y2="4.665cm">
          <text:p/>
        </draw:line>
        <draw:line draw:style-name="gr10" draw:text-style-name="P1" draw:layer="layout" svg:x1="9.145cm" svg:y1="5.511cm" svg:x2="9.595cm" svg:y2="5.511cm">
          <text:p/>
        </draw:line>
        <draw:line draw:style-name="gr1" draw:text-style-name="P1" draw:layer="layout" svg:x1="8.058cm" svg:y1="4.688cm" svg:x2="8.905cm" svg:y2="4.688cm">
          <text:p/>
        </draw:line>
        <draw:line draw:style-name="gr1" draw:text-style-name="P1" draw:layer="layout" svg:x1="8.906cm" svg:y1="4.688cm" svg:x2="9.21cm" svg:y2="4.975cm">
          <text:p/>
        </draw:line>
        <draw:frame draw:style-name="gr18" draw:text-style-name="P1" draw:layer="layout" svg:width="1.281cm" svg:height="0.392cm" svg:x="10.372cm" svg:y="11.266cm">
          <draw:image xlink:href="Pictures/10000000000001B1000000852A8BA1E4.png" xlink:type="simple" xlink:show="embed" xlink:actuate="onLoad">
            <text:p/>
          </draw:image>
        </draw:frame>
        <draw:frame draw:style-name="gr18" draw:text-style-name="P1" draw:layer="layout" svg:width="1.281cm" svg:height="0.392cm" svg:x="9.938cm" svg:y="10.377cm">
          <draw:image xlink:href="Pictures/10000000000001B1000000852A8BA1E4.png" xlink:type="simple" xlink:show="embed" xlink:actuate="onLoad">
            <text:p/>
          </draw:image>
        </draw:frame>
        <draw:frame draw:style-name="gr19" draw:text-style-name="P1" draw:layer="layout" svg:width="1.873cm" svg:height="0.442cm" svg:x="12.832cm" svg:y="10.442cm">
          <draw:image xlink:href="Pictures/100000000000027900000096A7C946D6.png" xlink:type="simple" xlink:show="embed" xlink:actuate="onLoad">
            <text:p/>
          </draw:image>
        </draw:frame>
        <draw:frame draw:style-name="gr20" draw:text-style-name="P1" draw:layer="layout" svg:width="1.873cm" svg:height="0.442cm" svg:x="12.224cm" svg:y="8.659cm">
          <draw:image xlink:href="Pictures/1000000000000279000000966451A9E9.png" xlink:type="simple" xlink:show="embed" xlink:actuate="onLoad">
            <text:p/>
          </draw:image>
        </draw:frame>
        <draw:frame draw:style-name="gr21" draw:text-style-name="P1" draw:layer="layout" svg:width="2.762cm" svg:height="0.442cm" svg:x="9.768cm" svg:y="7.853cm">
          <draw:image xlink:href="Pictures/10000000000003A500000096272216E7.png" xlink:type="simple" xlink:show="embed" xlink:actuate="onLoad">
            <text:p/>
          </draw:image>
        </draw:frame>
        <draw:frame draw:style-name="gr22" draw:text-style-name="P1" draw:layer="layout" svg:width="2.762cm" svg:height="0.442cm" svg:x="7.522cm" svg:y="6.721cm">
          <draw:image xlink:href="Pictures/10000000000003A50000009675CDF3A9.png" xlink:type="simple" xlink:show="embed" xlink:actuate="onLoad">
            <text:p/>
          </draw:image>
        </draw:frame>
        <draw:circle draw:style-name="gr9" draw:text-style-name="P1" draw:layer="layout" svg:width="0.079cm" svg:height="0.079cm" svg:x="8.861cm" svg:y="5.47cm">
          <text:p/>
        </draw:circle>
        <draw:frame draw:style-name="gr23" draw:text-style-name="P1" draw:layer="layout" svg:width="0.984cm" svg:height="0.442cm" svg:x="7.179cm" svg:y="4.473cm">
          <draw:image xlink:href="Pictures/100000000000014D00000096F08C49C5.png" xlink:type="simple" xlink:show="embed" xlink:actuate="onLoad">
            <text:p/>
          </draw:image>
        </draw:frame>
        <draw:frame draw:style-name="gr24" draw:text-style-name="P1" draw:layer="layout" svg:width="0.984cm" svg:height="0.442cm" svg:x="7.179cm" svg:y="4.983cm">
          <draw:image xlink:href="Pictures/100000000000014D00000096769E5770.png" xlink:type="simple" xlink:show="embed" xlink:actuate="onLoad">
            <text:p/>
          </draw:image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13.716cm" svg:height="2.545cm" svg:x="0.757cm" svg:y="2.481cm" presentation:class="title" presentation:placeholder="true">
        <draw:text-box/>
      </draw:frame>
      <draw:frame presentation:style-name="Default-outline1" draw:layer="backgroundobjects" svg:width="13.716cm" svg:height="10.056cm" svg:x="0.001cm" svg:y="0.001cm" presentation:class="outline" presentation:placeholder="true">
        <draw:text-box/>
      </draw:frame>
      <draw:frame presentation:style-name="Mpr1" draw:text-style-name="MP1" draw:layer="backgroundobjects" svg:width="3.552cm" svg:height="1.05cm" svg:x="0.757cm" svg:y="13.87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4.833cm" svg:height="1.05cm" svg:x="5.209cm" svg:y="13.87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552cm" svg:height="1.05cm" svg:x="10.921cm" svg:y="13.87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ndall McDermott</meta:initial-creator>
    <meta:creation-date>2010-01-15T11:05:06.27</meta:creation-date>
    <meta:editing-duration>PT141H48M12S</meta:editing-duration>
    <meta:editing-cycles>29</meta:editing-cycles>
    <dc:description>
%%% OOoLatex Preamble %%%%%%%%%%%%%%
\usepackage{amsmath}
\usepackage{amssymb}
\usepackage[usenames]{color}
\usepackage{mathptm,times}
%\definecolor{myColor}{RGB}{0,128,255}
%\pagecolor{white}\color{myColor}
%%% End OOoLatex Preamble %%%%%%%%%%%%

%%% OOoLatex Configuration %%%%%%%%%%%%
GraphicDPI=600
BaseLine=61740
FileFormat=png
Transparent=1
Crop=1
###
ImpressCharSize=28
ImpressEquationType=display
WriterCharSize=12
WriterEquationType=inline
DisplayTopMargin=150
DisplayBottomMargin=100
%%% End OOoLatex Configuration %%%%%%%%%%</dc:description>
    <dc:date>2010-01-21T11:09:36.04</dc:date>
    <dc:creator>Randall McDermott</dc:creator>
    <meta:generator>OpenOffice.org/3.1$Win32 OpenOffice.org_project/310m19$Build-9420</meta:gener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